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fill="hatch" draw:fill-color="#99ccff" draw:fill-hatch-name="Red_20_Crossed_20_0_20_Degrees" draw:fill-hatch-solid="false" draw:textarea-horizontal-align="center" draw:textarea-vertical-align="middle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-color="#ffff99" draw:textarea-horizontal-align="center" draw:textarea-vertical-align="middle"/>
    </style:style>
    <style:style style:name="gr7" style:family="graphic" style:parent-style-name="standard">
      <style:graphic-properties draw:fill="solid" draw:fill-color="#e6e6ff" draw:textarea-horizontal-align="center" draw:textarea-vertical-align="middle"/>
    </style:style>
    <style:style style:name="gr8" style:family="graphic" style:parent-style-name="standard">
      <style:graphic-properties draw:fill-color="#0047ff" draw:textarea-horizontal-align="center" draw:textarea-vertical-align="middle"/>
    </style:style>
    <style:style style:name="gr9" style:family="graphic" style:parent-style-name="objectwithoutfill">
      <style:graphic-properties svg:stroke-width="0cm" svg:stroke-color="#9966cc" draw:fill="solid" draw:fill-color="#9966cc" draw:textarea-horizontal-align="center" draw:textarea-vertical-align="middle"/>
    </style:style>
    <style:style style:name="gr10" style:family="graphic" style:parent-style-name="objectwithoutfill">
      <style:graphic-properties svg:stroke-width="0cm" draw:fill="solid" draw:fill-color="#33cc66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7pt" style:font-size-asian="7pt" style:font-size-complex="7pt"/>
    </style:style>
    <style:style style:name="P4" style:family="paragraph">
      <style:text-properties fo:font-family="Arial" style:font-family-generic="swiss" style:font-pitch="variable" fo:font-size="7pt" style:font-size-asian="7pt" style:font-size-complex="7pt"/>
    </style:style>
    <style:style style:name="T1" style:family="text">
      <style:text-properties fo:font-family="Arial" style:font-family-generic="swiss" style:font-pitch="variable" fo:font-size="7pt" style:font-size-asian="7pt" style:font-size-complex="7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.682cm" svg:height="1cm" svg:x="6.818cm" svg:y="4.5cm">
          <text:p text:style-name="P2"/>
        </draw:rect>
        <draw:rect draw:style-name="gr1" draw:text-style-name="P1" draw:layer="layout" svg:width="2.682cm" svg:height="1cm" svg:x="6.818cm" svg:y="1.5cm">
          <text:p text:style-name="P2"/>
        </draw:rect>
        <draw:g>
          <draw:custom-shape draw:style-name="gr2" draw:text-style-name="P1" draw:layer="layout" svg:width="1.334cm" svg:height="1.2cm" svg:x="1.333cm" svg:y="1.5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107cm" svg:height="0.952cm" svg:x="1.427cm" svg:y="1.602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4" draw:text-style-name="P1" draw:layer="layout" svg:width="1.999cm" svg:height="0.299cm" svg:x="1cm" svg:y="2.7cm" svg:viewBox="0 0 2000 300" draw:points="333,0 0,300 2000,300 1667,0">
            <text:p text:style-name="P2"/>
          </draw:polygon>
        </draw:g>
        <draw:frame draw:style-name="gr5" draw:text-style-name="P3" draw:layer="layout" svg:width="2.843cm" svg:height="0.809cm" svg:x="6.7cm" svg:y="1.4cm">
          <draw:text-box>
            <text:p text:style-name="P2"><text:span text:style-name="T1">TravelCatalog</text:span></text:p>
            <text:p text:style-name="P2"><text:span text:style-name="T1">(for simple packages)</text:span></text:p>
          </draw:text-box>
        </draw:frame>
        <draw:rect draw:style-name="gr1" draw:text-style-name="P1" draw:layer="layout" svg:width="2.682cm" svg:height="1cm" svg:x="6.818cm" svg:y="3cm">
          <text:p text:style-name="P2"/>
        </draw:rect>
        <draw:frame draw:style-name="gr5" draw:text-style-name="P3" draw:layer="layout" svg:width="2.843cm" svg:height="0.809cm" svg:x="6.694cm" svg:y="3cm">
          <draw:text-box>
            <text:p text:style-name="P2"><text:span text:style-name="T1">TripBooking</text:span></text:p>
            <text:p text:style-name="P2"><text:span text:style-name="T1">(for simple packages)</text:span></text:p>
          </draw:text-box>
        </draw:frame>
        <draw:frame draw:style-name="gr5" draw:text-style-name="P3" draw:layer="layout" svg:width="1.996cm" svg:height="0.53cm" svg:x="6.695cm" svg:y="4.499cm">
          <draw:text-box>
            <text:p text:style-name="P2"><text:span text:style-name="T1">ShoppingCart</text:span></text:p>
          </draw:text-box>
        </draw:frame>
        <draw:rect draw:style-name="gr1" draw:text-style-name="P1" draw:layer="layout" svg:width="1.682cm" svg:height="4cm" svg:x="4.5cm" svg:y="1.5cm">
          <text:p text:style-name="P2"/>
        </draw:rect>
        <draw:frame draw:style-name="gr5" draw:text-style-name="P3" draw:layer="layout" svg:width="1.92cm" svg:height="0.809cm" svg:x="4.3cm" svg:y="1.5cm">
          <draw:text-box>
            <text:p text:style-name="P2"><text:span text:style-name="T1">TuscanySCA</text:span></text:p>
            <text:p text:style-name="P2"><text:span text:style-name="T1">Tours</text:span></text:p>
          </draw:text-box>
        </draw:frame>
        <draw:line draw:style-name="gr1" draw:text-style-name="P1" draw:layer="layout" svg:x1="2.667cm" svg:y1="2cm" svg:x2="4.5cm" svg:y2="2cm">
          <text:p text:style-name="P2"/>
        </draw:line>
        <draw:line draw:style-name="gr1" draw:text-style-name="P1" draw:layer="layout" svg:x1="6.167cm" svg:y1="2cm" svg:x2="6.818cm" svg:y2="2cm">
          <text:p text:style-name="P2"/>
        </draw:line>
        <draw:line draw:style-name="gr1" draw:text-style-name="P1" draw:layer="layout" svg:x1="6.167cm" svg:y1="3.53cm" svg:x2="6.818cm" svg:y2="3.53cm">
          <text:p text:style-name="P2"/>
        </draw:line>
        <draw:line draw:style-name="gr1" draw:text-style-name="P1" draw:layer="layout" svg:x1="6.167cm" svg:y1="5.029cm" svg:x2="6.818cm" svg:y2="5.029cm">
          <text:p text:style-name="P2"/>
        </draw:line>
        <draw:polygon draw:style-name="gr6" draw:text-style-name="P1" draw:layer="layout" svg:width="2.681cm" svg:height="0.999cm" svg:x="10.818cm" svg:y="1.5cm" svg:viewBox="0 0 2682 1000" draw:points="0,1000 0,0 2682,0 2682,1000">
          <text:p text:style-name="P2"/>
        </draw:polygon>
        <draw:frame draw:style-name="gr5" draw:text-style-name="P3" draw:layer="layout" svg:width="2.428cm" svg:height="0.809cm" svg:x="10.818cm" svg:y="1.5cm">
          <draw:text-box>
            <text:p text:style-name="P2"><text:span text:style-name="T1">Pre-canned travel</text:span></text:p>
            <text:p text:style-name="P2"><text:span text:style-name="T1">package provider</text:span></text:p>
          </draw:text-box>
        </draw:frame>
        <draw:line draw:style-name="gr1" draw:text-style-name="P1" draw:layer="layout" svg:x1="9.5cm" svg:y1="2cm" svg:x2="10.223cm" svg:y2="1.804cm">
          <text:p text:style-name="P2"/>
        </draw:line>
        <draw:line draw:style-name="gr1" draw:text-style-name="P1" draw:layer="layout" svg:x1="10.095cm" svg:y1="2.196cm" svg:x2="10.818cm" svg:y2="2cm">
          <text:p text:style-name="P2"/>
        </draw:line>
        <draw:line draw:style-name="gr1" draw:text-style-name="P1" draw:layer="layout" svg:x1="10.223cm" svg:y1="1.804cm" svg:x2="10.095cm" svg:y2="2.196cm">
          <text:p text:style-name="P2"/>
        </draw:line>
        <draw:line draw:style-name="gr1" draw:text-style-name="P1" draw:layer="layout" svg:x1="9.5cm" svg:y1="3.5cm" svg:x2="10.127cm" svg:y2="2.766cm">
          <text:p text:style-name="P2"/>
        </draw:line>
        <draw:line draw:style-name="gr1" draw:text-style-name="P1" draw:layer="layout" svg:x1="10.191cm" svg:y1="3.043cm" svg:x2="10.818cm" svg:y2="2.309cm">
          <text:p text:style-name="P2"/>
        </draw:line>
        <draw:line draw:style-name="gr1" draw:text-style-name="P1" draw:layer="layout" svg:x1="10.127cm" svg:y1="2.766cm" svg:x2="10.191cm" svg:y2="3.043cm">
          <text:p text:style-name="P2"/>
        </draw:line>
      </draw:page>
      <draw:page draw:name="page2" draw:style-name="dp1" draw:master-page-name="Default">
        <office:forms form:automatic-focus="false" form:apply-design-mode="false"/>
        <draw:rect draw:style-name="gr1" draw:text-style-name="P1" draw:layer="layout" svg:width="2.682cm" svg:height="1cm" svg:x="6.818cm" svg:y="4.5cm">
          <text:p text:style-name="P2"/>
        </draw:rect>
        <draw:rect draw:style-name="gr1" draw:text-style-name="P1" draw:layer="layout" svg:width="2.682cm" svg:height="1cm" svg:x="6.818cm" svg:y="1.5cm">
          <text:p text:style-name="P2"/>
        </draw:rect>
        <draw:g>
          <draw:custom-shape draw:style-name="gr2" draw:text-style-name="P1" draw:layer="layout" svg:width="1.334cm" svg:height="1.2cm" svg:x="1.333cm" svg:y="1.5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107cm" svg:height="0.952cm" svg:x="1.427cm" svg:y="1.602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4" draw:text-style-name="P1" draw:layer="layout" svg:width="1.999cm" svg:height="0.299cm" svg:x="1cm" svg:y="2.7cm" svg:viewBox="0 0 2000 300" draw:points="333,0 0,300 2000,300 1667,0">
            <text:p text:style-name="P2"/>
          </draw:polygon>
        </draw:g>
        <draw:frame draw:style-name="gr5" draw:text-style-name="P3" draw:layer="layout" svg:width="2.471cm" svg:height="0.809cm" svg:x="6.7cm" svg:y="1.4cm">
          <draw:text-box>
            <text:p text:style-name="P2"><text:span text:style-name="T1">TravelCatalog</text:span></text:p>
            <text:p text:style-name="P2"><text:span text:style-name="T1">(for bespoke trips)</text:span></text:p>
          </draw:text-box>
        </draw:frame>
        <draw:rect draw:style-name="gr1" draw:text-style-name="P1" draw:layer="layout" svg:width="2.682cm" svg:height="1cm" svg:x="6.818cm" svg:y="3cm">
          <text:p text:style-name="P2"/>
        </draw:rect>
        <draw:frame draw:style-name="gr5" draw:text-style-name="P3" draw:layer="layout" svg:width="2.471cm" svg:height="0.809cm" svg:x="6.694cm" svg:y="3cm">
          <draw:text-box>
            <text:p text:style-name="P2"><text:span text:style-name="T1">TripBooking</text:span></text:p>
            <text:p text:style-name="P2"><text:span text:style-name="T1">(for bespoke trips)</text:span></text:p>
          </draw:text-box>
        </draw:frame>
        <draw:frame draw:style-name="gr5" draw:text-style-name="P3" draw:layer="layout" svg:width="1.996cm" svg:height="0.53cm" svg:x="6.695cm" svg:y="4.499cm">
          <draw:text-box>
            <text:p text:style-name="P2"><text:span text:style-name="T1">ShoppingCart</text:span></text:p>
          </draw:text-box>
        </draw:frame>
        <draw:rect draw:style-name="gr1" draw:text-style-name="P1" draw:layer="layout" svg:width="1.682cm" svg:height="4cm" svg:x="4.5cm" svg:y="1.5cm">
          <text:p text:style-name="P2"/>
        </draw:rect>
        <draw:frame draw:style-name="gr5" draw:text-style-name="P3" draw:layer="layout" svg:width="1.92cm" svg:height="0.809cm" svg:x="4.3cm" svg:y="1.5cm">
          <draw:text-box>
            <text:p text:style-name="P2"><text:span text:style-name="T1">TuscanySCA</text:span></text:p>
            <text:p text:style-name="P2"><text:span text:style-name="T1">Tours</text:span></text:p>
          </draw:text-box>
        </draw:frame>
        <draw:line draw:style-name="gr1" draw:text-style-name="P1" draw:layer="layout" svg:x1="2.667cm" svg:y1="2cm" svg:x2="4.5cm" svg:y2="2cm">
          <text:p text:style-name="P2"/>
        </draw:line>
        <draw:line draw:style-name="gr1" draw:text-style-name="P1" draw:layer="layout" svg:x1="6.167cm" svg:y1="2cm" svg:x2="6.818cm" svg:y2="2cm">
          <text:p text:style-name="P2"/>
        </draw:line>
        <draw:line draw:style-name="gr1" draw:text-style-name="P1" draw:layer="layout" svg:x1="6.167cm" svg:y1="3.53cm" svg:x2="6.818cm" svg:y2="3.53cm">
          <text:p text:style-name="P2"/>
        </draw:line>
        <draw:line draw:style-name="gr1" draw:text-style-name="P1" draw:layer="layout" svg:x1="6.167cm" svg:y1="5.029cm" svg:x2="6.818cm" svg:y2="5.029cm">
          <text:p text:style-name="P2"/>
        </draw:line>
        <draw:rect draw:style-name="gr6" draw:text-style-name="P1" draw:layer="layout" svg:width="2.682cm" svg:height="1cm" svg:x="10.818cm" svg:y="1.5cm">
          <text:p text:style-name="P2"/>
        </draw:rect>
        <draw:frame draw:style-name="gr5" draw:text-style-name="P3" draw:layer="layout" svg:width="2.022cm" svg:height="0.53cm" svg:x="10.818cm" svg:y="1.5cm">
          <draw:text-box>
            <text:p text:style-name="P2"><text:span text:style-name="T1">Hotel provider</text:span></text:p>
          </draw:text-box>
        </draw:frame>
        <draw:line draw:style-name="gr1" draw:text-style-name="P1" draw:layer="layout" svg:x1="9.5cm" svg:y1="2cm" svg:x2="10.223cm" svg:y2="1.804cm">
          <text:p text:style-name="P2"/>
        </draw:line>
        <draw:line draw:style-name="gr1" draw:text-style-name="P1" draw:layer="layout" svg:x1="10.095cm" svg:y1="2.196cm" svg:x2="10.818cm" svg:y2="2cm">
          <text:p text:style-name="P2"/>
        </draw:line>
        <draw:line draw:style-name="gr1" draw:text-style-name="P1" draw:layer="layout" svg:x1="10.223cm" svg:y1="1.804cm" svg:x2="10.095cm" svg:y2="2.196cm">
          <text:p text:style-name="P2"/>
        </draw:line>
        <draw:rect draw:style-name="gr6" draw:text-style-name="P1" draw:layer="layout" svg:width="2.682cm" svg:height="1cm" svg:x="11cm" svg:y="2cm">
          <text:p text:style-name="P2"/>
        </draw:rect>
        <draw:frame draw:style-name="gr5" draw:text-style-name="P3" draw:layer="layout" svg:width="2.047cm" svg:height="0.53cm" svg:x="11cm" svg:y="2cm">
          <draw:text-box>
            <text:p text:style-name="P2"><text:span text:style-name="T1">Flight provider</text:span></text:p>
          </draw:text-box>
        </draw:frame>
        <draw:rect draw:style-name="gr6" draw:text-style-name="P1" draw:layer="layout" svg:width="2.682cm" svg:height="1cm" svg:x="11.318cm" svg:y="2.5cm">
          <text:p text:style-name="P2"/>
        </draw:rect>
        <draw:frame draw:style-name="gr5" draw:text-style-name="P3" draw:layer="layout" svg:width="1.844cm" svg:height="0.53cm" svg:x="11.318cm" svg:y="2.5cm">
          <draw:text-box>
            <text:p text:style-name="P2"><text:span text:style-name="T1">Car provider</text:span></text:p>
          </draw:text-box>
        </draw:frame>
        <draw:rect draw:style-name="gr6" draw:text-style-name="P1" draw:layer="layout" svg:width="2.682cm" svg:height="1cm" svg:x="11.5cm" svg:y="3cm">
          <text:p text:style-name="P2"/>
        </draw:rect>
        <draw:frame draw:style-name="gr5" draw:text-style-name="P3" draw:layer="layout" svg:width="2.517cm" svg:height="0.53cm" svg:x="11.5cm" svg:y="3cm">
          <draw:text-box>
            <text:p text:style-name="P2"><text:span text:style-name="T1">Insurance provider</text:span></text:p>
          </draw:text-box>
        </draw:frame>
        <draw:rect draw:style-name="gr6" draw:text-style-name="P1" draw:layer="layout" svg:width="2.682cm" svg:height="1cm" svg:x="11.818cm" svg:y="3.5cm">
          <text:p text:style-name="P2"/>
        </draw:rect>
        <draw:frame draw:style-name="gr5" draw:text-style-name="P3" draw:layer="layout" svg:width="0.828cm" svg:height="0.53cm" svg:x="11.818cm" svg:y="3.5cm">
          <draw:text-box>
            <text:p text:style-name="P2"><text:span text:style-name="T1">etc</text:span></text:p>
          </draw:text-box>
        </draw:frame>
        <draw:line draw:style-name="gr1" draw:text-style-name="P1" draw:layer="layout" svg:x1="9.5cm" svg:y1="3.501cm" svg:x2="10.127cm" svg:y2="2.767cm">
          <text:p text:style-name="P2"/>
        </draw:line>
        <draw:line draw:style-name="gr1" draw:text-style-name="P1" draw:layer="layout" svg:x1="10.191cm" svg:y1="3.044cm" svg:x2="10.818cm" svg:y2="2.31cm">
          <text:p text:style-name="P2"/>
        </draw:line>
        <draw:line draw:style-name="gr1" draw:text-style-name="P1" draw:layer="layout" svg:x1="10.127cm" svg:y1="2.767cm" svg:x2="10.191cm" svg:y2="3.044cm">
          <text:p text:style-name="P2"/>
        </draw:line>
        <draw:rect draw:style-name="gr6" draw:text-style-name="P1" draw:layer="layout" svg:width="2.682cm" svg:height="1cm" svg:x="1.095cm" svg:y="4.125cm">
          <text:p text:style-name="P2"/>
        </draw:rect>
        <draw:frame draw:style-name="gr5" draw:text-style-name="P3" draw:layer="layout" svg:width="1.48cm" svg:height="0.53cm" svg:x="1.095cm" svg:y="4.125cm">
          <draw:text-box>
            <text:p text:style-name="P2"><text:span text:style-name="T1">Re-seller</text:span></text:p>
          </draw:text-box>
        </draw:frame>
        <draw:line draw:style-name="gr1" draw:text-style-name="P1" draw:layer="layout" svg:x1="3.777cm" svg:y1="4.73cm" svg:x2="4.5cm" svg:y2="4.73cm">
          <text:p text:style-name="P2"/>
        </draw:line>
      </draw:page>
      <draw:page draw:name="page3" draw:style-name="dp1" draw:master-page-name="Default">
        <office:forms form:automatic-focus="false" form:apply-design-mode="false"/>
        <draw:rect draw:style-name="gr7" draw:text-style-name="P1" draw:layer="layout" svg:width="19cm" svg:height="13.5cm" svg:x="1cm" svg:y="1cm" draw:corner-radius="0.5cm">
          <text:p text:style-name="P2"/>
        </draw:rect>
        <draw:frame draw:style-name="gr5" draw:text-style-name="P4" draw:layer="layout" svg:width="5.303cm" svg:height="0.53cm" svg:x="1.06cm" svg:y="1cm">
          <draw:text-box>
            <text:p text:style-name="P2"><text:span text:style-name="T1">http://org.apache.tuscany;TuscanySCATours</text:span></text:p>
          </draw:text-box>
        </draw:frame>
        <draw:rect draw:style-name="gr8" draw:text-style-name="P1" draw:layer="layout" svg:width="2cm" svg:height="1.913cm" svg:x="1.253cm" svg:y="4cm" draw:corner-radius="0.5cm">
          <text:p text:style-name="P2"/>
        </draw:rect>
        <draw:frame draw:style-name="gr5" draw:text-style-name="P4" draw:layer="layout" svg:width="0.743cm" svg:height="0.53cm" svg:x="1.532cm" svg:y="4cm">
          <draw:text-box>
            <text:p text:style-name="P2"><text:span text:style-name="T1">UI</text:span></text:p>
          </draw:text-box>
        </draw:frame>
        <draw:polygon draw:style-name="gr9" draw:text-style-name="P1" draw:id="id1" draw:layer="layout" svg:width="1.499cm" svg:height="0.629cm" svg:x="2.453cm" svg:y="4.709cm" svg:viewBox="0 0 1500 630" draw:points="0,0 1125,0 1500,315 1125,630 0,630 375,315">
          <text:p text:style-name="P2"/>
        </draw:polygon>
        <draw:rect draw:style-name="gr8" draw:text-style-name="P1" draw:layer="layout" svg:width="2cm" svg:height="2.5cm" svg:x="8.847cm" svg:y="4cm" draw:corner-radius="0.5cm">
          <text:p text:style-name="P2"/>
        </draw:rect>
        <draw:frame draw:style-name="gr5" draw:text-style-name="P4" draw:layer="layout" svg:width="2.018cm" svg:height="0.53cm" svg:x="8.91cm" svg:y="4cm">
          <draw:text-box>
            <text:p text:style-name="P2"><text:span text:style-name="T1">TravelCatalog</text:span></text:p>
          </draw:text-box>
        </draw:frame>
        <draw:polygon draw:style-name="gr10" draw:text-style-name="P1" draw:id="id6" draw:layer="layout" svg:width="1.401cm" svg:height="0.629cm" svg:x="8.3cm" svg:y="4.708cm" svg:viewBox="0 0 1402 630" draw:points="0,0 1052,0 1402,315 1052,630 0,630 351,315">
          <text:p text:style-name="P2"/>
        </draw:polygon>
        <draw:rect draw:style-name="gr8" draw:text-style-name="P1" draw:layer="layout" svg:width="2cm" svg:height="2.5cm" svg:x="8.992cm" svg:y="7cm" draw:corner-radius="0.5cm">
          <text:p text:style-name="P2"/>
        </draw:rect>
        <draw:frame draw:style-name="gr5" draw:text-style-name="P4" draw:layer="layout" svg:width="1.806cm" svg:height="0.53cm" svg:x="9.186cm" svg:y="7.102cm">
          <draw:text-box>
            <text:p text:style-name="P2"><text:span text:style-name="T1">TripBooking</text:span></text:p>
          </draw:text-box>
        </draw:frame>
        <draw:polygon draw:style-name="gr10" draw:text-style-name="P1" draw:id="id8" draw:layer="layout" svg:width="1.401cm" svg:height="0.629cm" svg:x="8.3cm" svg:y="7.857cm" svg:viewBox="0 0 1402 630" draw:points="0,0 1052,0 1402,315 1052,630 0,630 351,315">
          <text:p text:style-name="P2"/>
        </draw:polygon>
        <draw:connector draw:style-name="gr1" draw:text-style-name="P1" draw:layer="layout" draw:type="line" svg:x1="3.953cm" svg:y1="5.024cm" svg:x2="4.147cm" svg:y2="5.023cm" draw:start-shape="id1" draw:start-glue-point="1" draw:end-shape="id2" draw:end-glue-point="3">
          <text:p text:style-name="P2"/>
        </draw:connector>
        <draw:rect draw:style-name="gr8" draw:text-style-name="P1" draw:layer="layout" svg:width="2cm" svg:height="8cm" svg:x="4.694cm" svg:y="4cm" draw:corner-radius="0.5cm">
          <text:p text:style-name="P2"/>
        </draw:rect>
        <draw:frame draw:style-name="gr5" draw:text-style-name="P4" draw:layer="layout" svg:width="1.594cm" svg:height="0.53cm" svg:x="4.757cm" svg:y="4cm">
          <draw:text-box>
            <text:p text:style-name="P2"><text:span text:style-name="T1">SCATours</text:span></text:p>
          </draw:text-box>
        </draw:frame>
        <draw:polygon draw:style-name="gr10" draw:text-style-name="P1" draw:id="id2" draw:layer="layout" svg:width="1.401cm" svg:height="0.629cm" svg:x="4.147cm" svg:y="4.708cm" svg:viewBox="0 0 1402 630" draw:points="0,0 1052,0 1402,315 1052,630 0,630 351,315">
          <text:p text:style-name="P2"/>
        </draw:polygon>
        <draw:polygon draw:style-name="gr9" draw:text-style-name="P1" draw:id="id5" draw:layer="layout" svg:width="1.499cm" svg:height="0.629cm" svg:x="5.894cm" svg:y="4.709cm" svg:viewBox="0 0 1500 630" draw:points="0,0 1125,0 1500,315 1125,630 0,630 375,315">
          <text:p text:style-name="P2"/>
        </draw:polygon>
        <draw:polygon draw:style-name="gr9" draw:text-style-name="P1" draw:id="id7" draw:layer="layout" svg:width="1.499cm" svg:height="0.629cm" svg:x="6cm" svg:y="7.87cm" svg:viewBox="0 0 1500 630" draw:points="0,0 1125,0 1500,315 1125,630 0,630 375,315">
          <text:p text:style-name="P2"/>
        </draw:polygon>
        <draw:polygon draw:style-name="gr9" draw:text-style-name="P1" draw:id="id3" draw:layer="layout" svg:width="1.499cm" svg:height="0.629cm" svg:x="6cm" svg:y="10.644cm" svg:viewBox="0 0 1500 630" draw:points="0,0 1125,0 1500,315 1125,630 0,630 375,315">
          <text:p text:style-name="P2"/>
        </draw:polygon>
        <draw:rect draw:style-name="gr8" draw:text-style-name="P1" draw:layer="layout" svg:width="2cm" svg:height="1.913cm" svg:x="8.847cm" svg:y="9.958cm" draw:corner-radius="0.5cm">
          <text:p text:style-name="P2"/>
        </draw:rect>
        <draw:frame draw:style-name="gr5" draw:text-style-name="P4" draw:layer="layout" svg:width="1.996cm" svg:height="0.53cm" svg:x="8.911cm" svg:y="9.958cm">
          <draw:text-box>
            <text:p text:style-name="P2"><text:span text:style-name="T1">ShoppingCart</text:span></text:p>
          </draw:text-box>
        </draw:frame>
        <draw:polygon draw:style-name="gr10" draw:text-style-name="P1" draw:id="id4" draw:layer="layout" svg:width="1.401cm" svg:height="0.629cm" svg:x="8.3cm" svg:y="10.666cm" svg:viewBox="0 0 1402 630" draw:points="0,0 1052,0 1402,315 1052,630 0,630 351,315">
          <text:p text:style-name="P2"/>
        </draw:polygon>
        <draw:connector draw:style-name="gr1" draw:text-style-name="P1" draw:layer="layout" draw:line-skew="-0.298cm" svg:x1="7.5cm" svg:y1="10.959cm" svg:x2="8.3cm" svg:y2="10.981cm" draw:start-shape="id3" draw:start-glue-point="1" draw:end-shape="id4" draw:end-glue-point="3">
          <text:p text:style-name="P2"/>
        </draw:connector>
        <draw:connector draw:style-name="gr1" draw:text-style-name="P1" draw:layer="layout" svg:x1="7.394cm" svg:y1="5.024cm" svg:x2="8.3cm" svg:y2="5.023cm" draw:start-shape="id5" draw:start-glue-point="1" draw:end-shape="id6" draw:end-glue-point="3">
          <text:p text:style-name="P2"/>
        </draw:connector>
        <draw:connector draw:style-name="gr1" draw:text-style-name="P1" draw:layer="layout" svg:x1="7.5cm" svg:y1="8.185cm" svg:x2="8.3cm" svg:y2="8.172cm" draw:start-shape="id7" draw:start-glue-point="1" draw:end-shape="id8" draw:end-glue-point="3">
          <text:p text:style-name="P2"/>
        </draw:connector>
        <draw:rect draw:style-name="gr8" draw:text-style-name="P1" draw:layer="layout" svg:width="2cm" svg:height="1.913cm" svg:x="12.691cm" svg:y="9.9cm" draw:corner-radius="0.5cm">
          <text:p text:style-name="P2"/>
        </draw:rect>
        <draw:frame draw:style-name="gr5" draw:text-style-name="P3" draw:layer="layout" svg:width="1.463cm" svg:height="0.53cm" svg:x="13.155cm" svg:y="9.9cm">
          <draw:text-box>
            <text:p text:style-name="P2"><text:span text:style-name="T1">Payment</text:span></text:p>
          </draw:text-box>
        </draw:frame>
        <draw:polygon draw:style-name="gr10" draw:text-style-name="P1" draw:id="id12" draw:layer="layout" svg:width="1.401cm" svg:height="0.629cm" svg:x="12.144cm" svg:y="10.608cm" svg:viewBox="0 0 1402 630" draw:points="0,0 1052,0 1402,315 1052,630 0,630 351,315">
          <text:p text:style-name="P2"/>
        </draw:polygon>
        <draw:polygon draw:style-name="gr9" draw:text-style-name="P1" draw:layer="layout" svg:width="1.499cm" svg:height="0.629cm" svg:x="13.924cm" svg:y="10.61cm" svg:viewBox="0 0 1500 630" draw:points="0,0 1125,0 1500,315 1125,630 0,630 375,315">
          <text:p text:style-name="P2"/>
        </draw:polygon>
        <draw:polygon draw:style-name="gr9" draw:text-style-name="P1" draw:id="id9" draw:layer="layout" svg:width="1.499cm" svg:height="0.629cm" svg:x="10.3cm" svg:y="7.87cm" svg:viewBox="0 0 1500 630" draw:points="0,0 1125,0 1500,315 1125,630 0,630 375,315">
          <text:p text:style-name="P2"/>
        </draw:polygon>
        <draw:polygon draw:style-name="gr10" draw:text-style-name="P1" draw:id="id10" draw:layer="layout" svg:width="1.401cm" svg:height="0.629cm" svg:x="8.3cm" svg:y="5.5cm" svg:viewBox="0 0 1402 630" draw:points="0,0 1052,0 1402,315 1052,630 0,630 351,315">
          <text:p text:style-name="P2"/>
        </draw:polygon>
        <draw:connector draw:style-name="gr1" draw:text-style-name="P1" draw:layer="layout" draw:line-skew="0cm -0.236cm" svg:x1="11.8cm" svg:y1="8.185cm" svg:x2="8.3cm" svg:y2="5.815cm" draw:start-shape="id9" draw:start-glue-point="1" draw:end-shape="id10" draw:end-glue-point="3">
          <text:p text:style-name="P2"/>
        </draw:connector>
        <draw:polygon draw:style-name="gr9" draw:text-style-name="P1" draw:id="id11" draw:layer="layout" svg:width="1.499cm" svg:height="0.629cm" svg:x="10.191cm" svg:y="10.652cm" svg:viewBox="0 0 1500 630" draw:points="0,0 1125,0 1500,315 1125,630 0,630 375,315">
          <text:p text:style-name="P2"/>
        </draw:polygon>
        <draw:connector draw:style-name="gr1" draw:text-style-name="P1" draw:layer="layout" svg:x1="11.691cm" svg:y1="10.967cm" svg:x2="12.144cm" svg:y2="10.923cm" draw:start-shape="id11" draw:start-glue-point="1" draw:end-shape="id12" draw:end-glue-point="3">
          <text:p text:style-name="P2"/>
        </draw:connector>
        <draw:rect draw:style-name="gr8" draw:text-style-name="P1" draw:layer="layout" svg:width="2cm" svg:height="3.099cm" svg:x="12.691cm" svg:y="9.901cm" draw:corner-radius="0.5cm">
          <text:p text:style-name="P2"/>
        </draw:rect>
        <draw:frame draw:style-name="gr5" draw:text-style-name="P3" draw:layer="layout" svg:width="1.463cm" svg:height="0.53cm" svg:x="13.155cm" svg:y="9.901cm">
          <draw:text-box>
            <text:p text:style-name="P2"><text:span text:style-name="T1">Payment</text:span></text:p>
          </draw:text-box>
        </draw:frame>
        <draw:polygon draw:style-name="gr10" draw:text-style-name="P1" draw:layer="layout" svg:width="1.401cm" svg:height="0.629cm" svg:x="12.144cm" svg:y="10.609cm" svg:viewBox="0 0 1402 630" draw:points="0,0 1052,0 1402,315 1052,630 0,630 351,315">
          <text:p text:style-name="P2"/>
        </draw:polygon>
        <draw:polygon draw:style-name="gr9" draw:text-style-name="P1" draw:id="id15" draw:layer="layout" svg:width="1.499cm" svg:height="0.629cm" svg:x="13.924cm" svg:y="10.611cm" svg:viewBox="0 0 1500 630" draw:points="0,0 1125,0 1500,315 1125,630 0,630 375,315">
          <text:p text:style-name="P2"/>
        </draw:polygon>
        <draw:rect draw:style-name="gr8" draw:text-style-name="P1" draw:layer="layout" svg:width="2cm" svg:height="1.913cm" svg:x="17.047cm" svg:y="8.4cm" draw:corner-radius="0.5cm">
          <text:p text:style-name="P2"/>
        </draw:rect>
        <draw:frame draw:style-name="gr5" draw:text-style-name="P3" draw:layer="layout" svg:width="1.683cm" svg:height="0.53cm" svg:x="17.317cm" svg:y="8.4cm">
          <draw:text-box>
            <text:p text:style-name="P2"><text:span text:style-name="T1">CreditCard</text:span></text:p>
          </draw:text-box>
        </draw:frame>
        <draw:polygon draw:style-name="gr10" draw:text-style-name="P1" draw:id="id16" draw:layer="layout" svg:width="1.401cm" svg:height="0.629cm" svg:x="16.5cm" svg:y="9.108cm" svg:viewBox="0 0 1402 630" draw:points="0,0 1052,0 1402,315 1052,630 0,630 351,315">
          <text:p text:style-name="P2"/>
        </draw:polygon>
        <draw:rect draw:style-name="gr8" draw:text-style-name="P1" draw:layer="layout" svg:width="2cm" svg:height="1.913cm" svg:x="17.047cm" svg:y="10.8cm" draw:corner-radius="0.5cm">
          <text:p text:style-name="P2"/>
        </draw:rect>
        <draw:frame draw:style-name="gr5" draw:text-style-name="P3" draw:layer="layout" svg:width="2.073cm" svg:height="0.53cm" svg:x="17cm" svg:y="10.8cm">
          <draw:text-box>
            <text:p text:style-name="P2"><text:span text:style-name="T1">EmailGateway</text:span></text:p>
          </draw:text-box>
        </draw:frame>
        <draw:polygon draw:style-name="gr10" draw:text-style-name="P1" draw:id="id14" draw:layer="layout" svg:width="1.401cm" svg:height="0.629cm" svg:x="16.5cm" svg:y="11.508cm" svg:viewBox="0 0 1402 630" draw:points="0,0 1052,0 1402,315 1052,630 0,630 351,315">
          <text:p text:style-name="P2"/>
        </draw:polygon>
        <draw:polygon draw:style-name="gr9" draw:text-style-name="P1" draw:id="id13" draw:layer="layout" svg:width="1.499cm" svg:height="0.629cm" svg:x="14cm" svg:y="11.5cm" svg:viewBox="0 0 1500 630" draw:points="0,0 1125,0 1500,315 1125,630 0,630 375,315">
          <text:p text:style-name="P2"/>
        </draw:polygon>
        <draw:connector draw:style-name="gr1" draw:text-style-name="P1" draw:layer="layout" svg:x1="15.5cm" svg:y1="11.815cm" svg:x2="16.5cm" svg:y2="11.823cm" draw:start-shape="id13" draw:start-glue-point="1" draw:end-shape="id14" draw:end-glue-point="3">
          <text:p text:style-name="P2"/>
        </draw:connector>
        <draw:connector draw:style-name="gr1" draw:text-style-name="P1" draw:layer="layout" svg:x1="15.424cm" svg:y1="10.926cm" svg:x2="16.5cm" svg:y2="9.423cm" draw:start-shape="id15" draw:start-glue-point="1" draw:end-shape="id16" draw:end-glue-point="3">
          <text:p text:style-name="P2"/>
        </draw:connector>
      </draw:page>
      <draw:page draw:name="page4" draw:style-name="dp1" draw:master-page-name="Default">
        <office:forms form:automatic-focus="false" form:apply-design-mode="false"/>
        <draw:rect draw:style-name="gr7" draw:text-style-name="P1" draw:layer="layout" svg:width="18.5cm" svg:height="15.5cm" svg:x="1cm" svg:y="1cm" draw:corner-radius="0.5cm">
          <text:p text:style-name="P2"/>
        </draw:rect>
        <draw:frame draw:style-name="gr5" draw:text-style-name="P3" draw:layer="layout" svg:width="5.303cm" svg:height="0.53cm" svg:x="1.06cm" svg:y="1cm">
          <draw:text-box>
            <text:p text:style-name="P2"><text:span text:style-name="T1">http://org.apache.tuscany;TuscanySCATours</text:span></text:p>
          </draw:text-box>
        </draw:frame>
        <draw:rect draw:style-name="gr8" draw:text-style-name="P1" draw:layer="layout" svg:width="2cm" svg:height="1.913cm" svg:x="1.253cm" svg:y="4cm" draw:corner-radius="0.5cm">
          <text:p text:style-name="P2"/>
        </draw:rect>
        <draw:frame draw:style-name="gr5" draw:text-style-name="P3" draw:layer="layout" svg:width="0.743cm" svg:height="0.53cm" svg:x="1.532cm" svg:y="4cm">
          <draw:text-box>
            <text:p text:style-name="P2"><text:span text:style-name="T1">UI</text:span></text:p>
          </draw:text-box>
        </draw:frame>
        <draw:polygon draw:style-name="gr9" draw:text-style-name="P1" draw:id="id17" draw:layer="layout" svg:width="1.499cm" svg:height="0.629cm" svg:x="2.453cm" svg:y="4.709cm" svg:viewBox="0 0 1500 630" draw:points="0,0 1125,0 1500,315 1125,630 0,630 375,315">
          <text:p text:style-name="P2"/>
        </draw:polygon>
        <draw:rect draw:style-name="gr8" draw:text-style-name="P1" draw:layer="layout" svg:width="2cm" svg:height="4.517cm" svg:x="9.218cm" svg:y="1.483cm" draw:corner-radius="0.5cm">
          <text:p text:style-name="P2"/>
        </draw:rect>
        <draw:frame draw:style-name="gr5" draw:text-style-name="P3" draw:layer="layout" svg:width="2.018cm" svg:height="0.53cm" svg:x="9.281cm" svg:y="1.483cm">
          <draw:text-box>
            <text:p text:style-name="P2"><text:span text:style-name="T1">TravelCatalog</text:span></text:p>
          </draw:text-box>
        </draw:frame>
        <draw:polygon draw:style-name="gr10" draw:text-style-name="P1" draw:id="id34" draw:layer="layout" svg:width="1.401cm" svg:height="0.629cm" svg:x="8.671cm" svg:y="2.191cm" svg:viewBox="0 0 1402 630" draw:points="0,0 1052,0 1402,315 1052,630 0,630 351,315">
          <text:p text:style-name="P2"/>
        </draw:polygon>
        <draw:rect draw:style-name="gr8" draw:text-style-name="P1" draw:layer="layout" svg:width="2cm" svg:height="1.913cm" svg:x="16.547cm" svg:y="2.48cm" draw:corner-radius="0.5cm">
          <text:p text:style-name="P2"/>
        </draw:rect>
        <draw:frame draw:style-name="gr5" draw:text-style-name="P3" draw:layer="layout" svg:width="1.302cm" svg:height="0.809cm" svg:x="17.011cm" svg:y="2.48cm">
          <draw:text-box>
            <text:p text:style-name="P2"><text:span text:style-name="T1">Hotel</text:span></text:p>
            <text:p text:style-name="P2"><text:span text:style-name="T1">Partner</text:span></text:p>
          </draw:text-box>
        </draw:frame>
        <draw:polygon draw:style-name="gr10" draw:text-style-name="P1" draw:id="id20" draw:layer="layout" svg:width="1.401cm" svg:height="0.629cm" svg:x="16cm" svg:y="3.188cm" svg:viewBox="0 0 1402 630" draw:points="0,0 1052,0 1402,315 1052,630 0,630 351,315">
          <text:p text:style-name="P2"/>
        </draw:polygon>
        <draw:rect draw:style-name="gr8" draw:text-style-name="P1" draw:layer="layout" svg:width="2cm" svg:height="1.913cm" svg:x="13.123cm" svg:y="13cm" draw:corner-radius="0.5cm">
          <text:p text:style-name="P2"/>
        </draw:rect>
        <draw:frame draw:style-name="gr5" draw:text-style-name="P3" draw:layer="layout" svg:width="1.463cm" svg:height="0.53cm" svg:x="13.587cm" svg:y="13cm">
          <draw:text-box>
            <text:p text:style-name="P2"><text:span text:style-name="T1">Payment</text:span></text:p>
          </draw:text-box>
        </draw:frame>
        <draw:polygon draw:style-name="gr10" draw:text-style-name="P1" draw:id="id26" draw:layer="layout" svg:width="1.401cm" svg:height="0.629cm" svg:x="12.576cm" svg:y="13.708cm" svg:viewBox="0 0 1402 630" draw:points="0,0 1052,0 1402,315 1052,630 0,630 351,315">
          <text:p text:style-name="P2"/>
        </draw:polygon>
        <draw:polygon draw:style-name="gr9" draw:text-style-name="P1" draw:layer="layout" svg:width="1.499cm" svg:height="0.629cm" svg:x="14.356cm" svg:y="13.71cm" svg:viewBox="0 0 1500 630" draw:points="0,0 1125,0 1500,315 1125,630 0,630 375,315">
          <text:p text:style-name="P2"/>
        </draw:polygon>
        <draw:polygon draw:style-name="gr9" draw:text-style-name="P1" draw:id="id19" draw:layer="layout" svg:width="1.499cm" svg:height="0.629cm" svg:x="10.418cm" svg:y="2.165cm" svg:viewBox="0 0 1500 630" draw:points="0,0 1125,0 1500,315 1125,630 0,630 375,315">
          <text:p text:style-name="P2"/>
        </draw:polygon>
        <draw:polygon draw:style-name="gr9" draw:text-style-name="P1" draw:id="id21" draw:layer="layout" svg:width="1.499cm" svg:height="0.629cm" svg:x="10.5cm" svg:y="3cm" svg:viewBox="0 0 1500 630" draw:points="0,0 1125,0 1500,315 1125,630 0,630 375,315">
          <text:p text:style-name="P2"/>
        </draw:polygon>
        <draw:rect draw:style-name="gr8" draw:text-style-name="P1" draw:layer="layout" svg:width="2cm" svg:height="5.266cm" svg:x="9.192cm" svg:y="7.734cm" draw:corner-radius="0.5cm">
          <text:p text:style-name="P2"/>
        </draw:rect>
        <draw:frame draw:style-name="gr5" draw:text-style-name="P3" draw:layer="layout" svg:width="1.806cm" svg:height="0.53cm" svg:x="9.386cm" svg:y="7.97cm">
          <draw:text-box>
            <text:p text:style-name="P2"><text:span text:style-name="T1">TripBooking</text:span></text:p>
          </draw:text-box>
        </draw:frame>
        <draw:rect draw:style-name="gr8" draw:text-style-name="P1" draw:layer="layout" svg:width="2cm" svg:height="1.913cm" svg:x="16.631cm" svg:y="4.861cm" draw:corner-radius="0.5cm">
          <text:p text:style-name="P2"/>
        </draw:rect>
        <draw:frame draw:style-name="gr5" draw:text-style-name="P3" draw:layer="layout" svg:width="1.302cm" svg:height="0.809cm" svg:x="17.095cm" svg:y="4.861cm">
          <draw:text-box>
            <text:p text:style-name="P2"><text:span text:style-name="T1">Flight</text:span></text:p>
            <text:p text:style-name="P2"><text:span text:style-name="T1">Partner</text:span></text:p>
          </draw:text-box>
        </draw:frame>
        <draw:polygon draw:style-name="gr10" draw:text-style-name="P1" draw:id="id22" draw:layer="layout" svg:width="1.401cm" svg:height="0.629cm" svg:x="16.084cm" svg:y="5.569cm" svg:viewBox="0 0 1402 630" draw:points="0,0 1052,0 1402,315 1052,630 0,630 351,315">
          <text:p text:style-name="P2"/>
        </draw:polygon>
        <draw:rect draw:style-name="gr8" draw:text-style-name="P1" draw:layer="layout" svg:width="2cm" svg:height="1.913cm" svg:x="16.547cm" svg:y="7.012cm" draw:corner-radius="0.5cm">
          <text:p text:style-name="P2"/>
        </draw:rect>
        <draw:frame draw:style-name="gr5" draw:text-style-name="P3" draw:layer="layout" svg:width="1.302cm" svg:height="0.809cm" svg:x="17.011cm" svg:y="7.012cm">
          <draw:text-box>
            <text:p text:style-name="P2"><text:span text:style-name="T1">Car</text:span></text:p>
            <text:p text:style-name="P2"><text:span text:style-name="T1">Partner</text:span></text:p>
          </draw:text-box>
        </draw:frame>
        <draw:polygon draw:style-name="gr10" draw:text-style-name="P1" draw:id="id24" draw:layer="layout" svg:width="1.401cm" svg:height="0.629cm" svg:x="16cm" svg:y="7.72cm" svg:viewBox="0 0 1402 630" draw:points="0,0 1052,0 1402,315 1052,630 0,630 351,315">
          <text:p text:style-name="P2"/>
        </draw:polygon>
        <draw:custom-shape draw:style-name="gr2" draw:text-style-name="P1" draw:id="id27" draw:layer="layout" svg:width="1.5cm" svg:height="1cm" svg:x="12cm" svg:y="15.327cm">
          <text:p text:style-name="P2"/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olygon draw:style-name="gr10" draw:text-style-name="P1" draw:id="id36" draw:layer="layout" svg:width="1.401cm" svg:height="0.629cm" svg:x="8.5cm" svg:y="10.357cm" svg:viewBox="0 0 1402 630" draw:points="0,0 1052,0 1402,315 1052,630 0,630 351,315">
          <text:p text:style-name="P2"/>
        </draw:polygon>
        <draw:polygon draw:style-name="gr9" draw:text-style-name="P1" draw:id="id29" draw:layer="layout" svg:width="1.499cm" svg:height="0.629cm" svg:x="10.5cm" svg:y="8.5cm" svg:viewBox="0 0 1500 630" draw:points="0,0 1125,0 1500,315 1125,630 0,630 375,315">
          <text:p text:style-name="P2"/>
        </draw:polygon>
        <draw:line draw:style-name="gr1" draw:text-style-name="P1" draw:layer="layout" svg:x1="15.856cm" svg:y1="14.025cm" svg:x2="17.856cm" svg:y2="13.525cm">
          <text:p text:style-name="P2"/>
        </draw:line>
        <draw:line draw:style-name="gr1" draw:text-style-name="P1" draw:layer="layout" svg:x1="17.856cm" svg:y1="13.539cm" svg:x2="17.263cm" svg:y2="14.025cm">
          <text:p text:style-name="P2"/>
        </draw:line>
        <draw:line draw:style-name="gr1" draw:text-style-name="P1" draw:layer="layout" svg:x1="17.263cm" svg:y1="14.025cm" svg:x2="19cm" svg:y2="13.455cm">
          <text:p text:style-name="P2"/>
        </draw:line>
        <draw:connector draw:style-name="gr1" draw:text-style-name="P1" draw:layer="layout" draw:type="line" svg:x1="3.953cm" svg:y1="5.024cm" svg:x2="4.147cm" svg:y2="5.023cm" draw:start-shape="id17" draw:start-glue-point="1" draw:end-shape="id18" draw:end-glue-point="3">
          <text:p text:style-name="P2"/>
        </draw:connector>
        <draw:connector draw:style-name="gr1" draw:text-style-name="P1" draw:layer="layout" draw:type="line" svg:x1="11.918cm" svg:y1="2.48cm" svg:x2="16cm" svg:y2="3.503cm" draw:start-shape="id19" draw:start-glue-point="1" draw:end-shape="id20">
          <text:p text:style-name="P2"/>
        </draw:connector>
        <draw:connector draw:style-name="gr1" draw:text-style-name="P1" draw:layer="layout" draw:type="line" svg:x1="12cm" svg:y1="3.315cm" svg:x2="16.084cm" svg:y2="5.884cm" draw:start-shape="id21" draw:start-glue-point="1" draw:end-shape="id22" draw:end-glue-point="3">
          <text:p text:style-name="P2"/>
        </draw:connector>
        <draw:connector draw:style-name="gr1" draw:text-style-name="P1" draw:layer="layout" draw:type="line" svg:x1="12cm" svg:y1="4.185cm" svg:x2="16cm" svg:y2="8.035cm" draw:start-shape="id23" draw:start-glue-point="1" draw:end-shape="id24" draw:end-glue-point="3">
          <text:p text:style-name="P2"/>
        </draw:connector>
        <draw:connector draw:style-name="gr1" draw:text-style-name="P1" draw:layer="layout" draw:type="line" svg:x1="11.727cm" svg:y1="14.612cm" svg:x2="12.576cm" svg:y2="14.023cm" draw:start-shape="id25" draw:start-glue-point="1" draw:end-shape="id26">
          <text:p text:style-name="P2"/>
        </draw:connector>
        <draw:connector draw:style-name="gr1" draw:text-style-name="P1" draw:layer="layout" draw:type="line" svg:x1="12cm" svg:y1="15.826cm" svg:x2="10.047cm" svg:y2="15.5cm" draw:start-shape="id27" draw:start-glue-point="6" draw:end-shape="id28" draw:end-glue-point="2">
          <text:p text:style-name="P2"/>
        </draw:connector>
        <draw:polygon draw:style-name="gr9" draw:text-style-name="P1" draw:id="id23" draw:layer="layout" svg:width="1.499cm" svg:height="0.629cm" svg:x="10.5cm" svg:y="3.87cm" svg:viewBox="0 0 1500 630" draw:points="0,0 1125,0 1500,315 1125,630 0,630 375,315">
          <text:p text:style-name="P2"/>
        </draw:polygon>
        <draw:rect draw:style-name="gr8" draw:text-style-name="P1" draw:layer="layout" svg:width="2cm" svg:height="6.73cm" svg:x="4.694cm" svg:y="4cm" draw:corner-radius="0.5cm">
          <text:p text:style-name="P2"/>
        </draw:rect>
        <draw:frame draw:style-name="gr5" draw:text-style-name="P3" draw:layer="layout" svg:width="1.594cm" svg:height="0.53cm" svg:x="4.757cm" svg:y="4cm">
          <draw:text-box>
            <text:p text:style-name="P2"><text:span text:style-name="T1">SCATours</text:span></text:p>
          </draw:text-box>
        </draw:frame>
        <draw:polygon draw:style-name="gr10" draw:text-style-name="P1" draw:id="id18" draw:layer="layout" svg:width="1.401cm" svg:height="0.629cm" svg:x="4.147cm" svg:y="4.708cm" svg:viewBox="0 0 1402 630" draw:points="0,0 1052,0 1402,315 1052,630 0,630 351,315">
          <text:p text:style-name="P2"/>
        </draw:polygon>
        <draw:polygon draw:style-name="gr9" draw:text-style-name="P1" draw:id="id33" draw:layer="layout" svg:width="1.499cm" svg:height="0.629cm" svg:x="5.894cm" svg:y="4.709cm" svg:viewBox="0 0 1500 630" draw:points="0,0 1125,0 1500,315 1125,630 0,630 375,315">
          <text:p text:style-name="P2"/>
        </draw:polygon>
        <draw:polygon draw:style-name="gr9" draw:text-style-name="P1" draw:id="id35" draw:layer="layout" svg:width="1.499cm" svg:height="0.629cm" svg:x="6cm" svg:y="7.37cm" svg:viewBox="0 0 1500 630" draw:points="0,0 1125,0 1500,315 1125,630 0,630 375,315">
          <text:p text:style-name="P2"/>
        </draw:polygon>
        <draw:polygon draw:style-name="gr9" draw:text-style-name="P1" draw:id="id31" draw:layer="layout" svg:width="1.499cm" svg:height="0.629cm" svg:x="5.894cm" svg:y="9.685cm" svg:viewBox="0 0 1500 630" draw:points="0,0 1125,0 1500,315 1125,630 0,630 375,315">
          <text:p text:style-name="P2"/>
        </draw:polygon>
        <draw:polygon draw:style-name="gr10" draw:text-style-name="P1" draw:id="id30" draw:layer="layout" svg:width="1.401cm" svg:height="0.629cm" svg:x="8.5cm" svg:y="5cm" svg:viewBox="0 0 1402 630" draw:points="0,0 1052,0 1402,315 1052,630 0,630 351,315">
          <text:p text:style-name="P2"/>
        </draw:polygon>
        <draw:connector draw:style-name="gr1" draw:text-style-name="P1" draw:layer="layout" draw:line-skew="-0.263cm 0cm 0.243cm" svg:x1="12cm" svg:y1="8.815cm" svg:x2="8.5cm" svg:y2="5.315cm" draw:start-shape="id29" draw:start-glue-point="1" draw:end-shape="id30" draw:end-glue-point="3">
          <text:p text:style-name="P2"/>
        </draw:connector>
        <draw:rect draw:style-name="gr8" draw:text-style-name="P1" draw:id="id28" draw:layer="layout" svg:width="2cm" svg:height="1.913cm" svg:x="9.047cm" svg:y="13.587cm" draw:corner-radius="0.5cm">
          <text:p text:style-name="P2"/>
        </draw:rect>
        <draw:frame draw:style-name="gr5" draw:text-style-name="P3" draw:layer="layout" svg:width="1.996cm" svg:height="0.53cm" svg:x="9.111cm" svg:y="13.587cm">
          <draw:text-box>
            <text:p text:style-name="P2"><text:span text:style-name="T1">ShoppingCart</text:span></text:p>
          </draw:text-box>
        </draw:frame>
        <draw:polygon draw:style-name="gr10" draw:text-style-name="P1" draw:id="id32" draw:layer="layout" svg:width="1.401cm" svg:height="0.629cm" svg:x="8.5cm" svg:y="14.295cm" svg:viewBox="0 0 1402 630" draw:points="0,0 1052,0 1402,315 1052,630 0,630 351,315">
          <text:p text:style-name="P2"/>
        </draw:polygon>
        <draw:connector draw:style-name="gr1" draw:text-style-name="P1" draw:layer="layout" draw:line-skew="-0.298cm" svg:x1="7.394cm" svg:y1="10cm" svg:x2="8.5cm" svg:y2="14.61cm" draw:start-shape="id31" draw:start-glue-point="1" draw:end-shape="id32" draw:end-glue-point="3">
          <text:p text:style-name="P2"/>
        </draw:connector>
        <draw:connector draw:style-name="gr1" draw:text-style-name="P1" draw:layer="layout" svg:x1="7.394cm" svg:y1="5.024cm" svg:x2="8.671cm" svg:y2="2.506cm" draw:start-shape="id33" draw:start-glue-point="1" draw:end-shape="id34" draw:end-glue-point="3">
          <text:p text:style-name="P2"/>
        </draw:connector>
        <draw:connector draw:style-name="gr1" draw:text-style-name="P1" draw:layer="layout" svg:x1="7.5cm" svg:y1="7.685cm" svg:x2="8.5cm" svg:y2="10.672cm" draw:start-shape="id35" draw:start-glue-point="1" draw:end-shape="id36">
          <text:p text:style-name="P2"/>
        </draw:connector>
        <draw:rect draw:style-name="gr8" draw:text-style-name="P1" draw:layer="layout" svg:width="2cm" svg:height="1.913cm" svg:x="16.65cm" svg:y="9.883cm" draw:corner-radius="0.5cm">
          <text:p text:style-name="P2"/>
        </draw:rect>
        <draw:frame draw:style-name="gr5" draw:text-style-name="P3" draw:layer="layout" svg:width="1.573cm" svg:height="0.809cm" svg:x="17.114cm" svg:y="9.883cm">
          <draw:text-box>
            <text:p text:style-name="P2"><text:span text:style-name="T1">Currency</text:span></text:p>
            <text:p text:style-name="P2"><text:span text:style-name="T1">Converter</text:span></text:p>
          </draw:text-box>
        </draw:frame>
        <draw:polygon draw:style-name="gr10" draw:text-style-name="P1" draw:id="id38" draw:layer="layout" svg:width="1.401cm" svg:height="0.629cm" svg:x="16.103cm" svg:y="10.591cm" svg:viewBox="0 0 1402 630" draw:points="0,0 1052,0 1402,315 1052,630 0,630 351,315">
          <text:p text:style-name="P2"/>
        </draw:polygon>
        <draw:polygon draw:style-name="gr9" draw:text-style-name="P1" draw:id="id37" draw:layer="layout" svg:width="1.499cm" svg:height="0.629cm" svg:x="10.5cm" svg:y="4.725cm" svg:viewBox="0 0 1500 630" draw:points="0,0 1125,0 1500,315 1125,630 0,630 375,315">
          <text:p text:style-name="P2"/>
        </draw:polygon>
        <draw:connector draw:style-name="gr1" draw:text-style-name="P1" draw:layer="layout" draw:type="line" svg:x1="12cm" svg:y1="5.04cm" svg:x2="16.103cm" svg:y2="10.906cm" draw:start-shape="id37" draw:start-glue-point="1" draw:end-shape="id38" draw:end-glue-point="3">
          <text:p text:style-name="P2"/>
        </draw:connector>
        <draw:connector draw:style-name="gr1" draw:text-style-name="P1" draw:layer="layout" draw:type="line" svg:x1="12cm" svg:y1="12.315cm" svg:x2="16.103cm" svg:y2="10.906cm" draw:start-shape="id39" draw:start-glue-point="1" draw:end-shape="id38" draw:end-glue-point="3">
          <text:p text:style-name="P2"/>
        </draw:connector>
        <draw:polygon draw:style-name="gr9" draw:text-style-name="P1" draw:id="id39" draw:layer="layout" svg:width="1.499cm" svg:height="0.629cm" svg:x="10.5cm" svg:y="12cm" svg:viewBox="0 0 1500 630" draw:points="0,0 1125,0 1500,315 1125,630 0,630 375,315">
          <text:p text:style-name="P2"/>
        </draw:polygon>
        <draw:polygon draw:style-name="gr9" draw:text-style-name="P1" draw:id="id25" draw:layer="layout" svg:width="1.499cm" svg:height="0.629cm" svg:x="10.227cm" svg:y="14.297cm" svg:viewBox="0 0 1500 630" draw:points="0,0 1125,0 1500,315 1125,630 0,630 375,315">
          <text:p text:style-name="P2"/>
        </draw:polygon>
        <draw:polygon draw:style-name="gr9" draw:text-style-name="P1" draw:id="id40" draw:layer="layout" svg:width="1.499cm" svg:height="0.629cm" svg:x="10.5cm" svg:y="9.37cm" svg:viewBox="0 0 1500 630" draw:points="0,0 1125,0 1500,315 1125,630 0,630 375,315">
          <text:p text:style-name="P2"/>
        </draw:polygon>
        <draw:polygon draw:style-name="gr9" draw:text-style-name="P1" draw:id="id41" draw:layer="layout" svg:width="1.499cm" svg:height="0.629cm" svg:x="10.582cm" svg:y="10.205cm" svg:viewBox="0 0 1500 630" draw:points="0,0 1125,0 1500,315 1125,630 0,630 375,315">
          <text:p text:style-name="P2"/>
        </draw:polygon>
        <draw:polygon draw:style-name="gr9" draw:text-style-name="P1" draw:id="id42" draw:layer="layout" svg:width="1.499cm" svg:height="0.629cm" svg:x="10.582cm" svg:y="11.075cm" svg:viewBox="0 0 1500 630" draw:points="0,0 1125,0 1500,315 1125,630 0,630 375,315">
          <text:p text:style-name="P2"/>
        </draw:polygon>
        <draw:connector draw:style-name="gr1" draw:text-style-name="P1" draw:layer="layout" draw:type="line" svg:x1="12cm" svg:y1="9.685cm" svg:x2="16cm" svg:y2="3.503cm" draw:start-shape="id40" draw:start-glue-point="1" draw:end-shape="id20" draw:end-glue-point="3">
          <text:p text:style-name="P2"/>
        </draw:connector>
        <draw:connector draw:style-name="gr1" draw:text-style-name="P1" draw:layer="layout" draw:type="line" svg:x1="12.082cm" svg:y1="10.52cm" svg:x2="16.084cm" svg:y2="5.884cm" draw:start-shape="id41" draw:start-glue-point="1" draw:end-shape="id22" draw:end-glue-point="3">
          <text:p text:style-name="P2"/>
        </draw:connector>
        <draw:connector draw:style-name="gr1" draw:text-style-name="P1" draw:layer="layout" draw:type="line" svg:x1="12.082cm" svg:y1="11.39cm" svg:x2="16cm" svg:y2="8.035cm" draw:start-shape="id42" draw:start-glue-point="1" draw:end-shape="id24">
          <text:p text:style-name="P2"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hatch draw:name="Red_20_Crossed_20_0_20_Degrees" draw:display-name="Red Crossed 0 Degrees" draw:style="double" draw:color="#800000" draw:distance="0.076cm" draw:rotation="900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dc:date>2008-11-16T11:37:44</dc:date>
    <meta:editing-cycles>43</meta:editing-cycles>
    <meta:editing-duration>P1DT22H37M24S</meta:editing-duration>
    <meta:user-defined meta:name="Info 1"/>
    <meta:user-defined meta:name="Info 2"/>
    <meta:user-defined meta:name="Info 3"/>
    <meta:user-defined meta:name="Info 4"/>
    <meta:document-statistic meta:object-count="171"/>
  </office:meta>
</office:document-meta>
</file>